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_p(mA)</text:p>
          </table:table-cell>
          <table:table-cell office:value-type="string" calcext:value-type="string">
            <text:p>V_h(mV)</text:p>
          </table:table-cell>
          <table:table-cell office:value-type="string" calcext:value-type="string">
            <text:p>V_L(V)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45" calcext:value-type="float">
            <text:p>4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39.8" calcext:value-type="float">
            <text:p>39.8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37.4" calcext:value-type="float">
            <text:p>37.4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1.2" calcext:value-type="float">
            <text:p>31.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29.7" calcext:value-type="float">
            <text:p>29.7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24.4" calcext:value-type="float">
            <text:p>24.4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4.7" calcext:value-type="float">
            <text:p>14.7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.6" calcext:value-type="float">
            <text:p>10.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8" calcext:value-type="float">
            <text:p>-0.8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.1" calcext:value-type="float">
            <text:p>-6.1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  <table:table-cell office:value-type="float" office:value="-0.77" calcext:value-type="float">
            <text:p>-0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3.1" calcext:value-type="float">
            <text:p>-13.1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5.2" calcext:value-type="float">
            <text:p>-15.2</text:p>
          </table:table-cell>
          <table:table-cell office:value-type="float" office:value="-0.99" calcext:value-type="float">
            <text:p>-0.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0.3" calcext:value-type="float">
            <text:p>-20.3</text:p>
          </table:table-cell>
          <table:table-cell office:value-type="float" office:value="-1.34" calcext:value-type="float">
            <text:p>-1.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2.7" calcext:value-type="float">
            <text:p>-22.7</text:p>
          </table:table-cell>
          <table:table-cell office:value-type="float" office:value="-1.28" calcext:value-type="float">
            <text:p>-1.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1" calcext:value-type="float">
            <text:p>-21</text:p>
          </table:table-cell>
          <table:table-cell office:value-type="float" office:value="-1.82" calcext:value-type="float">
            <text:p>-1.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3.6" calcext:value-type="float">
            <text:p>-23.6</text:p>
          </table:table-cell>
          <table:table-cell office:value-type="float" office:value="-2.08" calcext:value-type="float">
            <text:p>-2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6:21:26.370899089</meta:creation-date>
    <dc:date>2018-11-06T16:26:19.983960614</dc:date>
    <meta:editing-duration>PT4M54S</meta:editing-duration>
    <meta:editing-cycles>1</meta:editing-cycles>
    <meta:document-statistic meta:table-count="1" meta:cell-count="63" meta:object-count="0"/>
    <meta:generator>LibreOffice/5.1.6.2$Linux_X86_64 LibreOffice_project/10m0$Build-2</meta:generator>
  </office:meta>
</office:document-meta>
</file>